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66ccff" draw:textarea-horizontal-align="justify" draw:textarea-vertical-align="middle" draw:auto-grow-height="false" fo:min-height="0.875cm" fo:min-width="4.308cm" fo:padding-top="0.134cm" fo:padding-bottom="0.134cm" fo:padding-left="0.259cm" fo:padding-right="0.259cm"/>
    </style:style>
    <style:style style:name="gr2" style:family="graphic" style:parent-style-name="standard">
      <style:graphic-properties draw:stroke="dash" draw:stroke-dash="Fine_20_Dashed" svg:stroke-width="0.028cm" svg:stroke-color="#000000" draw:marker-start-width="0.242cm" draw:marker-end-width="0.242cm" draw:fill="none" draw:fill-color="#66ccff" draw:textarea-horizontal-align="justify" draw:textarea-vertical-align="middle" draw:auto-grow-height="false" fo:min-height="1.627cm" fo:min-width="3.536cm" fo:padding-top="0.139cm" fo:padding-bottom="0.139cm" fo:padding-left="0.264cm" fo:padding-right="0.264cm"/>
    </style:style>
    <style:style style:name="gr3" style:family="graphic" style:parent-style-name="standard">
      <style:graphic-properties draw:stroke="solid" draw:stroke-dash="Fine_20_Dashed" svg:stroke-width="0.018cm" svg:stroke-color="#000000" draw:marker-start-width="0.227cm" draw:marker-end-width="0.227cm" draw:fill="solid" draw:fill-color="#66ccff" draw:textarea-horizontal-align="justify" draw:textarea-vertical-align="middle" draw:auto-grow-height="false" fo:min-height="1.668cm" fo:min-width="2.911cm" fo:padding-top="0.134cm" fo:padding-bottom="0.134cm" fo:padding-left="0.259cm" fo:padding-right="0.259cm"/>
    </style:style>
    <style:style style:name="gr4" style:family="graphic" style:parent-style-name="standard">
      <style:graphic-properties draw:stroke="dash" draw:stroke-dash="Fine_20_Dashed" svg:stroke-width="0.028cm" svg:stroke-color="#000000" draw:marker-start-width="0.242cm" draw:marker-end-width="0.242cm" draw:fill="none" draw:fill-color="#ffff99" draw:textarea-horizontal-align="justify" draw:textarea-vertical-align="middle" draw:auto-grow-height="false" fo:min-height="0.23cm" fo:min-width="2.203cm" fo:padding-top="0.139cm" fo:padding-bottom="0.139cm" fo:padding-left="0.264cm" fo:padding-right="0.264cm"/>
    </style:style>
    <style:style style:name="gr5" style:family="graphic" style:parent-style-name="standard">
      <style:graphic-properties draw:stroke="solid" svg:stroke-color="#000000" draw:fill-color="#ffff99" draw:textarea-horizontal-align="justify" draw:textarea-vertical-align="middle" draw:auto-grow-height="false" fo:min-height="0.258cm" fo:min-width="2.23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8" style:family="graphic" style:parent-style-name="objectwithoutfill">
      <style:graphic-properties draw:marker-end="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svg:stroke-color="#000000" draw:fill="none" draw:fill-color="#ff6600" draw:textarea-horizontal-align="justify" draw:textarea-vertical-align="middle" draw:auto-grow-height="false" fo:min-height="0.369cm" fo:min-width="2.7cm"/>
    </style:style>
    <style:style style:name="gr10" style:family="graphic" style:parent-style-name="standard">
      <style:graphic-properties svg:stroke-color="#000000" draw:fill-color="#ff6600" draw:textarea-horizontal-align="justify" draw:textarea-vertical-align="middle" draw:auto-grow-height="false" fo:min-height="0.258cm" fo:min-width="2.13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color="#000000" draw:fill-color="#ffff99" draw:textarea-horizontal-align="justify" draw:textarea-vertical-align="middle" draw:auto-grow-height="false" fo:min-height="0.386cm" fo:min-width="2.847cm"/>
    </style:style>
    <style:style style:name="gr13" style:family="graphic" style:parent-style-name="standard">
      <style:graphic-properties draw:stroke="solid" draw:stroke-dash="Fine_20_Dashed" svg:stroke-width="0.018cm" svg:stroke-color="#000000" draw:marker-start-width="0.227cm" draw:marker-end-width="0.227cm" draw:fill="solid" draw:fill-color="#66ccff" draw:textarea-horizontal-align="justify" draw:textarea-vertical-align="middle" draw:auto-grow-height="false" fo:min-height="2.204cm" fo:min-width="4.562cm" fo:padding-top="0.134cm" fo:padding-bottom="0.134cm" fo:padding-left="0.259cm" fo:padding-right="0.259cm"/>
    </style:style>
    <style:style style:name="gr14" style:family="graphic" style:parent-style-name="standard">
      <style:graphic-properties draw:stroke="solid" draw:stroke-dash="Fine_20_Dashed" svg:stroke-width="0.018cm" svg:stroke-color="#000000" draw:marker-start-width="0.227cm" draw:marker-end-width="0.227cm" draw:fill="solid" draw:fill-color="#66ccff" draw:textarea-horizontal-align="justify" draw:textarea-vertical-align="middle" draw:auto-grow-height="false" fo:min-height="0.748cm" fo:min-width="4.435cm" fo:padding-top="0.134cm" fo:padding-bottom="0.134cm" fo:padding-left="0.259cm" fo:padding-right="0.259cm"/>
    </style:style>
    <style:style style:name="gr15" style:family="graphic" style:parent-style-name="standard" style:list-style-name="L1">
      <style:graphic-properties svg:stroke-color="#000000" draw:fill-color="#ff6600" draw:textarea-horizontal-align="justify" draw:textarea-vertical-align="middle" draw:auto-grow-height="false" fo:min-height="0.527cm" fo:min-width="4.817cm"/>
    </style:style>
    <style:style style:name="gr16" style:family="graphic" style:parent-style-name="standard">
      <style:graphic-properties draw:stroke="solid" draw:stroke-dash="Fine_20_Dashed" svg:stroke-width="0.018cm" svg:stroke-color="#000000" draw:marker-start-width="0.227cm" draw:marker-end-width="0.227cm" draw:fill="solid" draw:fill-color="#66ccff" draw:textarea-horizontal-align="justify" draw:textarea-vertical-align="middle" draw:auto-grow-height="false" fo:min-height="1.125cm" fo:min-width="3.155cm" fo:padding-top="0.134cm" fo:padding-bottom="0.134cm" fo:padding-left="0.259cm" fo:padding-right="0.259cm"/>
    </style:style>
    <style:style style:name="gr17" style:family="graphic" style:parent-style-name="standard">
      <style:graphic-properties draw:stroke="solid" draw:stroke-dash="Fine_20_Dashed" svg:stroke-width="0.018cm" svg:stroke-color="#000000" draw:marker-start-width="0.227cm" draw:marker-end-width="0.227cm" draw:fill="solid" draw:fill-color="#ff6600" draw:textarea-horizontal-align="justify" draw:textarea-vertical-align="middle" draw:auto-grow-height="false" fo:min-height="1.125cm" fo:min-width="3.8cm" fo:padding-top="0.134cm" fo:padding-bottom="0.134cm" fo:padding-left="0.259cm" fo:padding-right="0.259cm"/>
    </style:style>
    <style:style style:name="gr18" style:family="graphic" style:parent-style-name="standard">
      <style:graphic-properties draw:stroke="solid" draw:stroke-dash="Fine_20_Dashed" svg:stroke-width="0.018cm" svg:stroke-color="#000000" draw:marker-start-width="0.227cm" draw:marker-end-width="0.227cm" draw:fill="solid" draw:fill-color="#66ccff" draw:textarea-horizontal-align="justify" draw:textarea-vertical-align="middle" draw:auto-grow-height="false" fo:min-height="1.125cm" fo:min-width="4.065cm" fo:padding-top="0.134cm" fo:padding-bottom="0.134cm" fo:padding-left="0.259cm" fo:padding-right="0.259cm"/>
    </style:style>
    <style:style style:name="gr19" style:family="graphic" style:parent-style-name="standard" style:list-style-name="L1">
      <style:graphic-properties svg:stroke-color="#000000" draw:fill-color="#ff6600" draw:textarea-horizontal-align="justify" draw:textarea-vertical-align="middle" draw:auto-grow-height="false" fo:min-height="0.469cm" fo:min-width="4.726cm"/>
    </style:style>
    <style:style style:name="gr20" style:family="graphic" style:parent-style-name="standard">
      <style:graphic-properties draw:stroke="solid" draw:stroke-dash="Fine_20_Dashed" svg:stroke-width="0.018cm" svg:stroke-color="#000000" draw:marker-start-width="0.227cm" draw:marker-end-width="0.227cm" draw:fill="solid" draw:fill-color="#ff6600" draw:textarea-horizontal-align="justify" draw:textarea-vertical-align="middle" draw:auto-grow-height="false" fo:min-height="0.596cm" fo:min-width="3.8cm" fo:padding-top="0.134cm" fo:padding-bottom="0.134cm" fo:padding-left="0.259cm" fo:padding-right="0.259cm"/>
    </style:style>
    <style:style style:name="gr21" style:family="graphic" style:parent-style-name="standard" style:list-style-name="L1">
      <style:graphic-properties svg:stroke-color="#000000" draw:fill-color="#ff6600" draw:textarea-horizontal-align="justify" draw:textarea-vertical-align="middle" draw:auto-grow-height="false" fo:min-height="0.862cm" fo:min-width="4.804cm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loext:graphic-properties draw:fill-color="#66ccff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 draw:fill-color="#66ccff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solid" draw:fill-color="#66ccff"/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8pt"/>
    </style:style>
    <style:style style:name="P6" style:family="paragraph">
      <loext:graphic-properties draw:fill="none" draw:fill-color="#ffff99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ffff99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="none" draw:fill-color="#ff6600"/>
      <style:paragraph-properties fo:text-align="center"/>
      <style:text-properties fo:font-size="18pt"/>
    </style:style>
    <style:style style:name="P11" style:family="paragraph">
      <loext:graphic-properties draw:fill-color="#ff6600"/>
      <style:paragraph-properties fo:text-align="center"/>
      <style:text-properties fo:font-size="18pt"/>
    </style:style>
    <style:style style:name="P12" style:family="paragraph"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5" style:family="paragraph">
      <loext:graphic-properties draw:fill-color="#ff6600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6" style:family="paragraph">
      <loext:graphic-properties draw:fill="solid" draw:fill-color="#ff6600"/>
      <style:paragraph-properties fo:text-align="center"/>
      <style:text-properties fo:font-size="8pt" style:font-size-asian="8pt" style:font-size-complex="8pt"/>
    </style:style>
    <style:style style:name="P17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>
      <loext:graphic-properties draw:fill="solid" draw:fill-color="#ff6600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826cm" svg:height="1.143cm" svg:x="1.381cm" svg:y="2.097cm">
          <text:p text:style-name="P1"><text:span text:style-name="T1">Source</text:span></text:p>
          <text:p text:style-name="P1"><text:span text:style-name="T2">Some light profile for the source</text:span></text:p>
          <text:p text:style-name="P1"><text:span text:style-name="T2">(fixed wavelength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064cm" svg:height="1.905cm" svg:x="1.762cm" svg:y="4.51cm">
          <text:p text:style-name="P1"><text:span text:style-name="T1">Intermediate lens plane</text:span></text:p>
          <text:list text:style-name="L1">
            <text:list-item>
              <text:p text:style-name="P1"><text:span text:style-name="T2">Mass model</text:span></text:p>
            </text:list-item>
            <text:list-item>
              <text:p text:style-name="P1"><text:span text:style-name="T2">Substructure</text:span></text:p>
            </text:list-item>
            <text:list-item>
              <text:p text:style-name="P1"><text:span text:style-name="T2">Light profi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429cm" svg:height="1.936cm" svg:x="7.053cm" svg:y="6.331cm">
          <text:p text:style-name="P1"><text:span text:style-name="T1">Main lens plane</text:span></text:p>
          <text:list text:style-name="L1">
            <text:list-item>
              <text:p text:style-name="P1"><text:span text:style-name="T2">Mass model</text:span></text:p>
            </text:list-item>
            <text:list-item>
              <text:p text:style-name="P1"><text:span text:style-name="T2">Substructure</text:span></text:p>
            </text:list-item>
            <text:list-item>
              <text:p text:style-name="P1"><text:span text:style-name="T2">Light profi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5.461cm" svg:height="1.016cm" svg:x="6.207cm" svg:y="3.367cm">
          <text:p text:style-name="P5"><text:span text:style-name="T3">Run forward lensing co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xml:id="id4" draw:id="id4" draw:layer="layout" svg:width="5.461cm" svg:height="1.016cm" svg:x="13.319cm" svg:y="4.51cm">
          <text:p text:style-name="P5"><text:span text:style-name="T3">Run forward lensing co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8" draw:layer="layout" svg:x1="-0.5cm" svg:y1="8.914cm" svg:x2="22.217cm" svg:y2="8.914cm">
          <text:p/>
        </draw:line>
        <draw:connector draw:style-name="gr7" draw:text-style-name="P8" draw:layer="layout" draw:type="curve" svg:x1="3.794cm" svg:y1="3.24cm" svg:x2="6.207cm" svg:y2="3.875cm" draw:start-shape="id1" draw:end-shape="id2" draw:end-glue-point="5" svg:d="M3794 3240c0 424 804 635 2413 635" svg:viewBox="0 0 2414 636">
          <text:p/>
        </draw:connector>
        <draw:connector draw:style-name="gr7" draw:text-style-name="P8" draw:layer="layout" draw:type="curve" svg:x1="3.794cm" svg:y1="4.51cm" svg:x2="6.207cm" svg:y2="3.875cm" draw:start-shape="id3" draw:end-shape="id2" draw:end-glue-point="5" svg:d="M3794 4510c0-424 804-635 2413-635" svg:viewBox="0 0 2414 636">
          <text:p/>
        </draw:connector>
        <draw:connector draw:style-name="gr8" draw:text-style-name="P8" draw:layer="layout" draw:type="curve" draw:line-skew="2.283cm" svg:x1="6.207cm" svg:y1="2.668cm" svg:x2="13.319cm" svg:y2="5.018cm" draw:start-shape="id1" draw:start-glue-point="1" draw:end-shape="id4" draw:end-glue-point="5" svg:d="M6207 2668c8764 0 5209 2350 7112 2350" svg:viewBox="0 0 7113 2351">
          <text:p/>
        </draw:connector>
        <draw:connector draw:style-name="gr7" draw:text-style-name="P8" draw:layer="layout" draw:type="curve" draw:line-skew="-0.699cm" svg:x1="11.199cm" svg:y1="5.456cm" svg:x2="13.319cm" svg:y2="5.018cm" draw:start-shape="id5" draw:start-glue-point="10" draw:end-shape="id4" draw:end-glue-point="5" svg:d="M11199 5456c541 0-518-438 2120-438" svg:viewBox="0 0 2121 439">
          <text:p/>
        </draw:connector>
        <draw:connector draw:style-name="gr8" draw:text-style-name="P8" draw:layer="layout" draw:type="curve" svg:x1="10.482cm" svg:y1="7.299cm" svg:x2="13.319cm" svg:y2="5.018cm" draw:start-shape="id6" draw:start-glue-point="1" draw:end-shape="id4" draw:end-glue-point="5" svg:d="M10482 7299c2133 0 715-2281 2837-2281" svg:viewBox="0 0 2838 2282">
          <text:p/>
        </draw:connector>
        <draw:custom-shape draw:style-name="gr9" draw:text-style-name="P10" xml:id="id5" draw:id="id5" draw:layer="layout" svg:width="4.524cm" svg:height="0.875cm" svg:x="6.675cm" svg:y="5.018cm">
          <text:p text:style-name="P9"><text:span text:style-name="T3">Natural lensed 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curve" svg:x1="8.938cm" svg:y1="4.383cm" svg:x2="8.937cm" svg:y2="5.018cm" draw:start-shape="id2" draw:start-glue-point="6" draw:end-shape="id5" draw:end-glue-point="4" svg:d="M8938 4383c0 486-1 169-1 635" svg:viewBox="0 0 2 636">
          <text:p/>
        </draw:connector>
        <draw:custom-shape draw:style-name="gr10" draw:text-style-name="P11" xml:id="id7" draw:id="id7" draw:layer="layout" svg:width="3.731cm" svg:height="0.716cm" svg:x="14.184cm" svg:y="6.334cm">
          <text:p text:style-name="P9"><text:span text:style-name="T3">Natural lensed imag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8" draw:layer="layout" draw:type="curve" svg:x1="16.05cm" svg:y1="5.526cm" svg:x2="16.05cm" svg:y2="6.334cm" draw:start-shape="id4" draw:start-glue-point="6" draw:end-shape="id7" draw:end-glue-point="4" svg:d="M16050 5526v808" svg:viewBox="0 0 1 809">
          <text:p/>
        </draw:connector>
        <draw:frame draw:style-name="gr11" draw:text-style-name="P13" draw:layer="layout" svg:width="7.821cm" svg:height="0.806cm" svg:x="1cm" svg:y="1.035cm">
          <draw:text-box>
            <text:p text:style-name="P12"><text:span text:style-name="T4">1. Lensed </text:span><text:span text:style-name="T4">image of host </text:span><text:span text:style-name="T4">galaxy</text:span></text:p>
          </draw:text-box>
        </draw:frame>
        <draw:frame draw:style-name="gr11" draw:text-style-name="P13" draw:layer="layout" svg:width="5.099cm" svg:height="0.806cm" svg:x="1cm" svg:y="8.935cm">
          <draw:text-box>
            <text:p text:style-name="P12"><text:span text:style-name="T4">2. Add point </text:span><text:span text:style-name="T4">source</text:span></text:p>
          </draw:text-box>
        </draw:frame>
        <draw:custom-shape draw:style-name="gr12" draw:text-style-name="P7" xml:id="id9" draw:id="id9" draw:layer="layout" svg:width="6.693cm" svg:height="1.27cm" svg:x="11.421cm" svg:y="10.765cm">
          <text:p text:style-name="P5"><text:span text:style-name="T3">Run forward lensing code</text:span><text:span text:style-name="T3"><text:line-break/></text:span><text:span text:style-name="T3">(point source version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4" xml:id="id11" draw:id="id11" draw:layer="layout" svg:width="5.08cm" svg:height="2.472cm" svg:x="1.339cm" svg:y="15.92cm">
          <text:p text:style-name="P1"><text:span text:style-name="T1">Velocity model</text:span></text:p>
          <text:list text:style-name="L1">
            <text:list-item>
              <text:p text:style-name="P1"><text:span text:style-name="T2">Peculiar velocities (function of z)</text:span></text:p>
            </text:list-item>
            <text:list-item>
              <text:p text:style-name="P1"><text:span text:style-name="T2">Lens velocity dispersion</text:span><text:span text:style-name="T2"><text:line-break/></text:span><text:span text:style-name="T2">(function of the mass model?)</text:span></text:p>
            </text:list-item>
            <text:list-item>
              <text:p text:style-name="P1"><text:span text:style-name="T2">Position in the sk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4" xml:id="id8" draw:id="id8" draw:layer="layout" svg:width="4.953cm" svg:height="1.016cm" svg:x="1.508cm" svg:y="10.257cm">
          <text:p text:style-name="P1"><text:span text:style-name="T1">Point source</text:span></text:p>
          <text:list text:style-name="L1">
            <text:list-item>
              <text:p text:style-name="P1"><text:span text:style-name="T2">Location in the source plan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15" xml:id="id10" draw:id="id10" draw:layer="layout" svg:width="7.517cm" svg:height="1.097cm" svg:x="11.009cm" svg:y="12.324cm">
          <text:p text:style-name="P14"><text:span text:style-name="T3">compute locations of the (point-like) images</text:span><text:span text:style-name="T3"><text:line-break/></text:span><text:span text:style-name="T3">and corresponding κ, γ, s, Δ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8" draw:layer="layout" draw:type="curve" svg:x1="6.461cm" svg:y1="10.765cm" svg:x2="11.421cm" svg:y2="11.4cm" draw:start-shape="id8" draw:start-glue-point="1" draw:end-shape="id9" draw:end-glue-point="5" svg:d="M6461 10765c3724 0 1245 635 4960 635" svg:viewBox="0 0 4961 636">
          <text:p/>
        </draw:connector>
        <draw:connector draw:style-name="gr6" draw:text-style-name="P8" draw:layer="layout" draw:type="curve" svg:x1="14.768cm" svg:y1="12.035cm" svg:x2="14.768cm" svg:y2="12.324cm" draw:start-shape="id9" draw:start-glue-point="6" draw:end-shape="id10" draw:end-glue-point="4" svg:d="M14768 12035v289" svg:viewBox="0 0 1 290">
          <text:p/>
        </draw:connector>
        <draw:line draw:style-name="gr6" draw:text-style-name="P8" draw:layer="layout" svg:x1="-0.499cm" svg:y1="14.214cm" svg:x2="22.218cm" svg:y2="14.214cm">
          <text:p/>
        </draw:line>
        <draw:frame draw:style-name="gr11" draw:text-style-name="P13" draw:layer="layout" svg:width="3.406cm" svg:height="0.806cm" svg:x="1cm" svg:y="14.235cm">
          <draw:text-box>
            <text:p text:style-name="P12"><text:span text:style-name="T4">3. Variability</text:span></text:p>
          </draw:text-box>
        </draw:frame>
        <draw:custom-shape draw:style-name="gr16" draw:text-style-name="P4" xml:id="id16" draw:id="id16" draw:layer="layout" svg:width="3.673cm" svg:height="1.393cm" svg:x="15.847cm" svg:y="17.638cm">
          <text:p text:style-name="P1"><text:span text:style-name="T1">Intrinsic variability</text:span></text:p>
          <text:p text:style-name="P1"><text:span text:style-name="T1">and brightness</text:span></text:p>
          <text:list text:style-name="L1">
            <text:list-item>
              <text:p text:style-name="P1"><text:span text:style-name="T2">Function of what?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16" xml:id="id13" draw:id="id13" draw:layer="layout" svg:width="4.318cm" svg:height="1.393cm" svg:x="1.72cm" svg:y="18.761cm">
          <text:p text:style-name="P1"><text:span text:style-name="T1">Magnification maps</text:span></text:p>
          <text:list text:style-name="L1">
            <text:list-item>
              <text:p text:style-name="P1"><text:span text:style-name="T2">Κ,γ,s from previous step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4" xml:id="id14" draw:id="id14" draw:layer="layout" svg:width="4.583cm" svg:height="1.393cm" svg:x="1.588cm" svg:y="20.746cm">
          <text:p text:style-name="P1"><text:span text:style-name="T1">Source size</text:span></text:p>
          <text:list text:style-name="L1">
            <text:list-item>
              <text:p text:style-name="P1"><text:span text:style-name="T2">In fixed wavelength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7" xml:id="id12" draw:id="id12" draw:layer="layout" svg:width="6.693cm" svg:height="1.27cm" svg:x="7.754cm" svg:y="15.907cm">
          <text:p text:style-name="P5"><text:span text:style-name="T3">Extract microlensing light curv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8" draw:layer="layout" draw:type="curve" svg:x1="6.419cm" svg:y1="17.156cm" svg:x2="7.754cm" svg:y2="16.542cm" draw:start-shape="id11" draw:end-shape="id12" draw:end-glue-point="5" svg:d="M6419 17156c1006 0 339-614 1335-614" svg:viewBox="0 0 1336 615">
          <text:p/>
        </draw:connector>
        <draw:connector draw:style-name="gr6" draw:text-style-name="P8" draw:layer="layout" draw:type="curve" svg:x1="6.038cm" svg:y1="19.457cm" svg:x2="7.754cm" svg:y2="16.542cm" draw:start-shape="id13" draw:start-glue-point="1" draw:end-shape="id12" draw:end-glue-point="5" svg:d="M6038 19457c1293 0 435-2915 1716-2915" svg:viewBox="0 0 1717 2916">
          <text:p/>
        </draw:connector>
        <draw:connector draw:style-name="gr6" draw:text-style-name="P8" draw:layer="layout" draw:type="curve" svg:x1="6.171cm" svg:y1="21.442cm" svg:x2="7.754cm" svg:y2="16.542cm" draw:start-shape="id14" draw:end-shape="id12" svg:d="M6171 21442c1192 0 401-4900 1583-4900" svg:viewBox="0 0 1584 4901">
          <text:p/>
        </draw:connector>
        <draw:custom-shape draw:style-name="gr19" draw:text-style-name="P15" xml:id="id15" draw:id="id15" draw:layer="layout" svg:width="7.39cm" svg:height="1.017cm" svg:x="7.405cm" svg:y="17.812cm">
          <text:p text:style-name="P14"><text:span text:style-name="T3">Microlensing light curve for each point-source image</text:span><text:span text:style-name="T3"><text:line-break/></text:span><text:span text:style-name="T3">at fixed wavelength.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8" xml:id="id18" draw:id="id18" draw:layer="layout" svg:width="4.318cm" svg:height="0.864cm" svg:x="15.524cm" svg:y="19.361cm">
          <text:p text:style-name="P17"><text:span text:style-name="T2">Δt and macro-magnification </text:span></text:p>
          <text:p text:style-name="P17"><text:span text:style-name="T2">from previous step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1.101cm" svg:y1="17.177cm" svg:x2="11.1cm" svg:y2="17.812cm" draw:start-shape="id12" draw:start-glue-point="6" draw:end-shape="id15" draw:end-glue-point="4" svg:d="M11101 17177c0 477-1 160-1 635" svg:viewBox="0 0 2 636">
          <text:p/>
        </draw:connector>
        <draw:custom-shape draw:style-name="gr12" draw:text-style-name="P7" xml:id="id17" draw:id="id17" draw:layer="layout" svg:width="6.693cm" svg:height="1.27cm" svg:x="7.754cm" svg:y="19.908cm">
          <text:p text:style-name="P5"><text:span text:style-name="T3">Convolve signal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8" draw:layer="layout" draw:type="curve" svg:x1="15.847cm" svg:y1="18.334cm" svg:x2="14.447cm" svg:y2="20.543cm" draw:start-shape="id16" draw:start-glue-point="3" draw:end-shape="id17" svg:d="M15847 18334c-1056 0-356 2209-1400 2209" svg:viewBox="0 0 1401 2210">
          <text:p/>
        </draw:connector>
        <draw:connector draw:style-name="gr6" draw:text-style-name="P8" draw:layer="layout" draw:type="curve" svg:x1="15.524cm" svg:y1="19.793cm" svg:x2="14.447cm" svg:y2="20.543cm" draw:start-shape="id18" draw:start-glue-point="3" draw:end-shape="id17" draw:end-glue-point="7" svg:d="M15524 19793c-813 0-275 750-1077 750" svg:viewBox="0 0 1078 751">
          <text:p/>
        </draw:connector>
        <draw:connector draw:style-name="gr6" draw:text-style-name="P8" draw:layer="layout" draw:type="curve" svg:x1="11.1cm" svg:y1="18.829cm" svg:x2="11.101cm" svg:y2="19.908cm" draw:start-shape="id15" draw:start-glue-point="8" draw:end-shape="id17" draw:end-glue-point="4" svg:d="M11100 18829c0 810 1 271 1 1079" svg:viewBox="0 0 2 1080">
          <text:p/>
        </draw:connector>
        <draw:custom-shape draw:style-name="gr21" draw:text-style-name="P15" xml:id="id19" draw:id="id19" draw:layer="layout" svg:width="7.5cm" svg:height="1.572cm" svg:x="7.35cm" svg:y="23.257cm">
          <text:p text:style-name="P14"><text:span text:style-name="T3">Time, flux, and magnification corrected light curves</text:span><text:span text:style-name="T3"><text:line-break/></text:span><text:span text:style-name="T3">(as seen by the observer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8" draw:layer="layout" draw:type="curve" svg:x1="11.1cm" svg:y1="21.178cm" svg:x2="11.1cm" svg:y2="23.257cm" draw:start-shape="id17" draw:end-shape="id19" svg:d="M11100 21178v2079" svg:viewBox="0 0 1 2080">
          <text:p/>
        </draw:connector>
        <draw:custom-shape draw:style-name="gr17" draw:text-style-name="P16" xml:id="id20" draw:id="id20" draw:layer="layout" svg:width="4.318cm" svg:height="1.393cm" svg:x="1.72cm" svg:y="11.661cm">
          <text:p text:style-name="P1"><text:span text:style-name="T1">Lens </text:span><text:span text:style-name="T1">potential</text:span></text:p>
          <text:list text:style-name="L1">
            <text:list-item>
              <text:p text:style-name="P1"><text:span text:style-name="T2">from </text:span><text:span text:style-name="T2">previou</text:span><text:span text:style-name="T2">s step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6.038cm" svg:y1="12.357cm" svg:x2="11.421cm" svg:y2="11.4cm" draw:start-shape="id20" draw:start-glue-point="1" draw:end-shape="id9" draw:end-glue-point="5" svg:d="M6038 12357c4042 0 1351-957 5383-957" svg:viewBox="0 0 5384 958">
          <text:p/>
        </draw:connector>
        <draw:frame draw:style-name="gr11" draw:text-style-name="P13" draw:layer="layout" svg:width="3.343cm" svg:height="0.806cm" svg:x="1cm" svg:y="25.8cm">
          <draw:text-box>
            <text:p text:style-name="P12"><text:span text:style-name="T4">4. </text:span><text:span text:style-name="T4">Finalizi</text:span><text:span text:style-name="T4">ng</text:span></text:p>
          </draw:text-box>
        </draw:frame>
        <draw:frame draw:style-name="gr11" draw:text-style-name="P19" draw:layer="layout" svg:width="13.256cm" svg:height="2.159cm" svg:x="4.302cm" svg:y="26.413cm">
          <draw:text-box>
            <text:list text:style-name="L2">
              <text:list-item>
                <text:p><text:span text:style-name="T3">Get the point source </text:span><text:span text:style-name="T3">brightness for each </text:span><text:span text:style-name="T3">image at given t</text:span></text:p>
              </text:list-item>
              <text:list-item>
                <text:p><text:span text:style-name="T3">Add it to the natural </text:span><text:span text:style-name="T3">image at the proper </text:span><text:span text:style-name="T3">location</text:span></text:p>
              </text:list-item>
              <text:list-item>
                <text:p><text:span text:style-name="T3">Add instrumental </text:span><text:span text:style-name="T3">effects (finite </text:span><text:span text:style-name="T3">resolution, PSF, </text:span><text:span text:style-name="T3">noise)</text:span></text:p>
              </text:list-item>
              <text:list-item>
                <text:p><text:span text:style-name="T3">Repeat for the next t </text:span><text:span text:style-name="T3">(sequence of t – in </text:span><text:span text:style-name="T3">days - is provided </text:span><text:span text:style-name="T3">by the user)</text:span></text:p>
              </text:list-item>
              <text:list-item>
                <text:p><text:span text:style-name="T3">Repeat the entire </text:span><text:span text:style-name="T3">procedure for </text:span><text:span text:style-name="T3">different wavelength</text:span><text:span text:style-name="T3"><text:line-break/></text:span><text:span text:style-name="T3">(host galaxy </text:span><text:span text:style-name="T3">brightness profile, </text:span><text:span text:style-name="T3">and point-source </text:span><text:span text:style-name="T3">size will change, as </text:span><text:span text:style-name="T3">well as instrumental </text:span><text:span text:style-name="T3">effects)</text:span></text:p>
              </text:list-item>
            </text:list>
          </draw:text-box>
        </draw:frame>
        <draw:line draw:style-name="gr6" draw:text-style-name="P8" draw:layer="layout" svg:x1="-0.498cm" svg:y1="25.614cm" svg:x2="22.219cm" svg:y2="25.6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6T12:24:02.460588380</meta:creation-date>
    <dc:date>2019-12-16T16:45:50.262688877</dc:date>
    <meta:editing-duration>PT18M55S</meta:editing-duration>
    <meta:editing-cycles>3</meta:editing-cycles>
    <meta:generator>LibreOffice/6.0.7.3$Linux_X86_64 LibreOffice_project/00m0$Build-3</meta:generator>
    <meta:document-statistic meta:object-count="46"/>
  </office:meta>
</office:document-meta>
</file>